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Tahoma" svg:font-family="Tahom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5.5pt" fo:letter-spacing="normal" fo:font-style="normal" fo:font-weight="normal" style:font-size-asian="15.5pt" style:font-size-complex="15.5pt" loext:padding="0cm" loext:border="none"/>
    </style:style>
    <style:style style:name="P2" style:family="paragraph" style:parent-style-name="Heading_20_2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style:use-window-font-color="true" fo:font-size="15.5pt" officeooo:paragraph-rsid="001ca421" style:font-size-asian="15.5pt" style:font-size-complex="15.5pt"/>
    </style:style>
    <style:style style:name="P3" style:family="paragraph" style:parent-style-name="Text_20_body">
      <style:paragraph-properties fo:margin-top="0cm" fo:margin-bottom="1.323cm" loext:contextual-spacing="false" fo:line-height="100%" fo:text-align="center" style:justify-single-word="false" fo:orphans="2" fo:widows="2"/>
      <style:text-properties fo:font-variant="normal" fo:text-transform="none" style:use-window-font-color="true" style:font-name="Arial" fo:font-size="15.5pt" fo:letter-spacing="normal" fo:font-style="normal" fo:font-weight="normal" officeooo:paragraph-rsid="001fb9ff" style:font-size-asian="15.5pt" style:font-size-complex="15.5pt" loext:padding="0cm" loext:border="none"/>
    </style:style>
    <style:style style:name="P4" style:family="paragraph" style:parent-style-name="Heading_20_1" style:master-page-name="Standard">
      <style:paragraph-properties fo:line-height="100%" fo:text-align="center" style:justify-single-word="false" style:page-number="auto"/>
      <style:text-properties officeooo:paragraph-rsid="001494a9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5.5pt" fo:letter-spacing="normal" fo:font-style="normal" fo:font-weight="normal" style:font-size-asian="15.5pt" style:font-size-complex="15.5pt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5.5pt" fo:letter-spacing="normal" fo:font-style="normal" fo:font-weight="normal" officeooo:paragraph-rsid="001ca421" style:font-size-asian="15.5pt" style:font-size-complex="15.5pt" loext:padding="0cm" loext:border="none"/>
    </style:style>
    <style:style style:name="T1" style:family="text">
      <style:text-properties fo:font-variant="normal" fo:text-transform="none" style:font-name="Arial" fo:letter-spacing="normal" fo:font-style="normal" fo:font-weight="normal" loext:padding="0cm" loext:border="none"/>
    </style:style>
    <style:style style:name="T2" style:family="text">
      <style:text-properties fo:font-variant="normal" fo:text-transform="none" style:font-name="Arial" fo:letter-spacing="normal" fo:font-style="normal" fo:font-weight="normal" officeooo:rsid="001ca421" loext:padding="0cm" loext:border="none"/>
    </style:style>
    <style:style style:name="T3" style:family="text">
      <style:text-properties fo:font-variant="normal" fo:text-transform="none" style:use-window-font-color="true" style:font-name="Arial" fo:font-size="18.75pt" fo:letter-spacing="-0.026cm" fo:font-style="normal" fo:font-weight="bold" officeooo:rsid="00109063" style:font-size-asian="28pt" style:font-weight-asian="normal" style:font-size-complex="28pt" style:font-weight-complex="normal"/>
    </style:style>
    <style:style style:name="T4" style:family="text">
      <style:text-properties fo:font-variant="normal" fo:text-transform="none" style:use-window-font-color="true" style:font-name="Arial" fo:font-size="28pt" fo:letter-spacing="-0.026cm" fo:font-style="normal" fo:font-weight="bold" officeooo:rsid="00109063" style:font-size-asian="28pt" style:font-weight-asian="normal" style:font-size-complex="28pt" style:font-weight-complex="normal"/>
    </style:style>
    <style:style style:name="T5" style:family="text">
      <style:text-properties fo:font-variant="normal" fo:text-transform="none" style:use-window-font-color="true" style:text-line-through-style="none" style:text-line-through-type="none" style:font-name="Arial" fo:font-size="10pt" fo:letter-spacing="-0.026cm" fo:font-style="normal" style:text-underline-style="none" fo:font-weight="bold" style:text-blinking="false" style:font-size-asian="10pt" style:font-size-complex="10pt" loext:padding="0cm" loext:border="none"/>
    </style:style>
    <style:style style:name="T6" style:family="text">
      <style:text-properties fo:font-variant="normal" fo:text-transform="none" style:use-window-font-color="true" style:text-line-through-style="none" style:text-line-through-type="none" style:font-name="Arial" fo:font-size="10pt" fo:letter-spacing="-0.026cm" fo:font-style="normal" style:text-underline-style="none" fo:font-weight="bold" officeooo:rsid="001ca421" style:text-blinking="false" style:font-size-asian="10pt" style:font-size-complex="10pt" loext:padding="0cm" loext:border="none"/>
    </style:style>
    <style:style style:name="T7" style:family="text">
      <style:text-properties fo:font-variant="normal" fo:text-transform="none" style:use-window-font-color="true" style:text-line-through-style="none" style:text-line-through-type="none" style:font-name="Arial" fo:font-size="24pt" fo:letter-spacing="-0.026cm" fo:font-style="normal" style:text-underline-style="none" fo:font-weight="normal" officeooo:rsid="001ca421" style:text-blinking="false" style:font-size-asian="24pt" style:font-weight-asian="normal" style:font-size-complex="24pt" style:font-weight-complex="normal" loext:padding="0cm" loext:border="none"/>
    </style:style>
    <style:style style:name="T8" style:family="text">
      <style:text-properties officeooo:rsid="001dc1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4">Olhe Pra Cruz</text:span><text:span text:style-name="T3"><text:tab/><text:tab/></text:span><text:a xlink:type="simple" xlink:href="https://www.letras.mus.br/pr-lucas/" text:style-name="Internet_20_link" text:visited-style-name="Visited_20_Internet_20_Link"><text:span text:style-name="T5">Pr. Luca</text:span></text:a><text:span text:style-name="T6">s<text:tab/></text:span><text:span text:style-name="T5"><text:tab/></text:span><text:span text:style-name="T7">[ <text:s/>45 <text:s/>]</text:span></text:h>
      <text:h text:style-name="P2" text:outline-level="2"><text:span text:style-name="T1">Não é sobre uma canção<text:line-break/>Mas é sobre alguém<text:line-break/>Que deu a Sua vida na cruz do Calvário<text:line-break/>Pra salvar o homem pecador<text:line-break/>E um dia, no alto da cruz<text:line-break/>Ele encontrou um ladrão que O disse assim<text:line-break/>Senhor, </text:span><text:span text:style-name="T2">lembra-te</text:span><text:span text:style-name="T1"> de mim quando entrares no Teu reino</text:span></text:h>
      <text:p text:style-name="P6"/>
      <text:p text:style-name="P1">Por causa dos meus pecados, eu estou aqui nessa cruz<text:line-break/>Cometi erros que já nem sei mais se há esperança pra mim<text:line-break/>Eu olhei pra multidão, vi que todos me olhavam como um condenado<text:line-break/>Mas encontrei a doçura no olhar desse homem<text:line-break/>Que está ao meu lado, quem será Ele?</text:p>
      <text:p text:style-name="P1"/>
      <text:p text:style-name="P1">*** Senhor, vi compaixão em Seus olhos</text:p>
      <text:p text:style-name="P3">Vi que me olhou diferente<text:line-break/>Como se eu fosse bom<text:line-break/>Senhor, eu sempre fui um ladrão<text:line-break/>Mas, ao <text:span text:style-name="T8">vê-lo</text:span> na cruz, eu me senti amado<text:line-break/>Não tenho explicação</text:p>
      <text:p text:style-name="P3">Se quer ser amado, olhe pra cruz<text:line-break/>Se quer o perdão, olhe pra cruz<text:line-break/>Pois na cruz do meio está o amor<text:line-break/>O filho de Deus, Jesus Salvador<text:line-break/>Se quer nova vida, olhe pra cruz<text:line-break/>Se quer esperança, olhe pra cruz<text:line-break/>Se, como o ladrão, você só errou<text:line-break/>Se olhar pra Cristo, encontrará graça, paz e amor</text:p>
      <text:p text:style-name="P1">Hoje mesmo estarás comigo no Paraís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Tahoma" svg:font-family="Tahom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8-03-24T16:35:47.458000000</dc:date>
    <meta:editing-duration>PT32M18S</meta:editing-duration>
    <meta:editing-cycles>23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7" meta:word-count="203" meta:character-count="1010" meta:non-whitespace-character-count="810"/>
  </office:meta>
</office:document-meta>
</file>